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BindingServlet.doGe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BindingServlet.getRemoteAdapterFactor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moteBindingServlet.getRemoteReposi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